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 Wikipédia é um projeto de enciclopédia multilíngue de licença livre,[2][3] baseado na web e escrito de maneira colaborativa.[3] Foi lançado em 2001 por Jimmy Wales e Larry Sanger[4] e é atualmente administrado pela Fundação Wikimedia[5] (organização sem fins lucrativos que engaja pessoas para desenvolver conteúdo educacional sob uma licença livre ou no domínio público e para disseminá-lo globalmente),[6] integrando vários projetos[2] mantidos pela fundação. É formada por mais de 61 milhões de artigos (1 145 110 em português, até 10 de março de 2025) escritos de forma conjunta por diversos editores voluntários ao redor do mundo. Em maio de 2023, havia edições ativas da Wikipédia em 321 idiomas.</text:p>
      <text:p text:style-name="Standard"/>
      <text:p text:style-name="Standard">Quase todos os verbetes presentes no sítio eletrônico podem igualmente ser editados por qualquer pessoa com acesso à internet e que possua um endereço eletrônico.[nota 2] Esta enciclopédia tornou-se a maior e mais popular obra de referência geral na internet.[7][8] Em 2010, tinha cerca de 365 milhões de leitores.[9] A Wikipédia é uma ferramenta de pesquisa amplamente utilizada por estudantes e tem influenciado o trabalho de publicitários, pedagogos, sociólogos e jornalistas, que usam seu material, mesmo que nem sempre citem suas fontes.[10]</text:p>
      <text:p text:style-name="Standard"/>
      <text:p text:style-name="Standard">A Wikipédia afasta-se do estilo tradicional de construção de uma enciclopédia, possuindo uma grande presença de conteúdo não acadêmico. Quando a revista Time reconheceu "Você" como a Pessoa do Ano de 2006, devido ao sucesso acelerado da colaboração online e da interação de milhões de usuários ao redor do mundo, citou a Wikipédia como um dos vários exemplos de serviços da Web 2.0, juntamente com YouTube, Myspace e Facebook.[11] A importância da Wikipédia tem sido notada não apenas como uma referência enciclopédica, mas também como um recurso de notícias atualizado com frequência, por conta da rapidez com que artigos sobre acontecimentos recentes aparecem.[12][13] Estudantes têm sido orientados a escrever artigos para a Wikipédia como um exercício de explicar de forma clara e sucinta conceitos difíceis para um público não iniciado.[14]</text:p>
      <text:p text:style-name="Standard"/>
      <text:p text:style-name="Standard">Embora as políticas da Wikipédia defendam fortemente a verificabilidade e um ponto de vista neutro, seus críticos acusam-na de viés sistêmico e inconsistências (incluindo o peso excessivo dado à cultura de massa)[15] e alegam que ela favorece o consenso sobre credenciais em seus processos editoriais.[16] Sua confiabilidade e precisão também são alvo de críticas.[17] Outras críticas apontam a sua suscetibilidade ao vandalismo e à adição de informações falsas ou não verificadas.[18] No entanto, trabalhos acadêmicos sugerem que os vandalismos são geralmente de curta duração.[19][20] Uma pesquisa de 2005 na revista Nature mostrou que os artigos científicos que eles compararam chegavam perto do nível de precisão da Encyclopædia Britannica e tinham uma taxa semelhante de "erros graves".[21] Outra pesquisa de 2011 realizada pelo ForeSee Results e divulgada pela CNET mostrou que, em uma escala de satisfação de 0 a 100, os internautas atribuíram 78 pontos à Wikipédia, um resultado maior que o de outros sites consagrados, como YouTube e Facebook.[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20:16:42.294050878</meta:creation-date>
    <dc:date>2025-03-10T20:17:21.761186740</dc:date>
    <meta:editing-duration>PT39S</meta:editing-duration>
    <meta:editing-cycles>1</meta:editing-cycles>
    <meta:document-statistic meta:table-count="0" meta:image-count="0" meta:object-count="0" meta:page-count="1" meta:paragraph-count="4" meta:word-count="480" meta:character-count="3151" meta:non-whitespace-character-count="2675"/>
    <meta:generator>LibreOffice/24.2.7.2$Linux_X86_64 LibreOffice_project/420$Build-2</meta:generator>
  </office:meta>
</office:document-meta>
</file>